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style:font-name="Instrument Serif"/>
    </style:style>
    <style:style style:name="P2" style:family="paragraph" style:parent-style-name="Standard">
      <style:text-properties style:font-name="Instrument Serif" officeooo:paragraph-rsid="0008f606"/>
    </style:style>
    <style:style style:name="P3" style:family="paragraph" style:parent-style-name="Standard">
      <style:text-properties style:font-name="Instrument Serif" officeooo:rsid="0008f606" officeooo:paragraph-rsid="000a290d"/>
    </style:style>
    <style:style style:name="P4" style:family="paragraph" style:parent-style-name="Standard">
      <style:text-properties style:font-name="Instrument Serif" officeooo:rsid="0008f606" officeooo:paragraph-rsid="0008f606"/>
    </style:style>
    <style:style style:name="T1" style:family="text">
      <style:text-properties officeooo:rsid="0008f6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ITA2/<text:span text:style-name="T1">Baudot Code [5bit]→ Automatic Identification System [6bit]</text:span></text:p>
      <text:p text:style-name="P3">Automatic Identification System [6bit]→ American Standard Code for Information Interchange [7bit]</text:p>
      <text:p text:style-name="P4">American Standard Code for Information Interchange [7bit] → Unicode[8~21bit]</text:p>
      <text:p text:style-name="P2"><text:span text:style-name="T1">UnicodeUnicode[8~21bit] code point space size </text:span>2^<text:span text:style-name="T1">(2^4)</text:span>*17 <text:span text:style-name="T1">= 1114112</text:span></text:p>
      <text:p text:style-name="P1"/>
      <text:p text:style-name="P1">#include &lt;stdio.h&gt;</text:p>
      <text:p text:style-name="P1"/>
      <text:p text:style-name="P1">int main(int argc, char **argv) {</text:p>
      <text:p text:style-name="P1"><text:s text:c="2"/>int i, j;</text:p>
      <text:p text:style-name="P1"><text:s text:c="2"/>for (i = 1; i &lt; 3*3*3; i++) {</text:p>
      <text:p text:style-name="P1"><text:s text:c="4"/>printf("%c ", i + 2 * 2 * 2 * 2 * 2 * 3);</text:p>
      <text:p text:style-name="P1"><text:s text:c="4"/>for (j = 5 - 1; j &gt;= 0; j--) {</text:p>
      <text:p text:style-name="P1"><text:s text:c="6"/>putchar(i &amp; (1u &lt;&lt; j) ? '1' : '0');</text:p>
      <text:p text:style-name="P1"><text:s text:c="4"/>}</text:p>
      <text:p text:style-name="P1"><text:s text:c="4"/>printf("\n");</text:p>
      <text:p text:style-name="P1"><text:s text:c="2"/>}</text:p>
      <text:p text:style-name="P1"><text:s text:c="2"/>return 0;</text:p>
      <text:p text:style-name="P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9:53:09.632762953</meta:creation-date>
    <dc:title>template</dc:title>
    <meta:editing-duration>PT18M3S</meta:editing-duration>
    <meta:editing-cycles>5</meta:editing-cycles>
    <meta:generator>LibreOffice/25.8.2.2$Linux_X86_64 LibreOffice_project/580$Build-2</meta:generator>
    <dc:date>2025-12-02T20:21:27.953237898</dc:date>
    <meta:document-statistic meta:table-count="0" meta:image-count="0" meta:object-count="0" meta:page-count="1" meta:paragraph-count="16" meta:word-count="97" meta:character-count="552" meta:non-whitespace-character-count="442"/>
    <meta:template xlink:type="simple" xlink:actuate="onRequest" xlink:title="template" xlink:href="../../../../.config/libreoffice/4/user/template/template.ott" meta:date="2025-12-02T19:53:09.034873973"/>
  </office:meta>
</office:document-meta>
</file>